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Vэ, мВ</text:p>
          </table:table-cell>
          <table:table-cell office:value-type="string" calcext:value-type="string">
            <text:p>Vн, мВ</text:p>
          </table:table-cell>
          <table:table-cell office:value-type="string" calcext:value-type="string">
            <text:p>Q, мВт</text:p>
          </table:table-cell>
          <table:table-cell office:value-type="string" calcext:value-type="string">
            <text:p>R, $\Omega$</text:p>
          </table:table-cell>
          <table:table-cell office:value-type="string" calcext:value-type="string">
            <text:p>23C</text:p>
          </table:table-cell>
          <table:table-cell office:value-type="string" calcext:value-type="string">
            <text:p>Vэ, мВ</text:p>
          </table:table-cell>
          <table:table-cell office:value-type="string" calcext:value-type="string">
            <text:p>Vн, мВ</text:p>
          </table:table-cell>
          <table:table-cell office:value-type="string" calcext:value-type="string">
            <text:p>Q, мВт</text:p>
          </table:table-cell>
          <table:table-cell office:value-type="string" calcext:value-type="string">
            <text:p>R, $\Omega$</text:p>
          </table:table-cell>
          <table:table-cell office:value-type="string" calcext:value-type="string">
            <text:p>33C</text:p>
          </table:table-cell>
          <table:table-cell office:value-type="string" calcext:value-type="string">
            <text:p>Vэ, мВ</text:p>
          </table:table-cell>
          <table:table-cell office:value-type="string" calcext:value-type="string">
            <text:p>Vн, мВ</text:p>
          </table:table-cell>
          <table:table-cell office:value-type="string" calcext:value-type="string">
            <text:p>Q, мВт</text:p>
          </table:table-cell>
          <table:table-cell office:value-type="string" calcext:value-type="string">
            <text:p>R, $\Omega$</text:p>
          </table:table-cell>
          <table:table-cell office:value-type="string" calcext:value-type="string">
            <text:p>45C</text:p>
          </table:table-cell>
          <table:table-cell office:value-type="string" calcext:value-type="string">
            <text:p>Vэ, мВ</text:p>
          </table:table-cell>
          <table:table-cell office:value-type="string" calcext:value-type="string">
            <text:p>Vн, мВ</text:p>
          </table:table-cell>
          <table:table-cell office:value-type="string" calcext:value-type="string">
            <text:p>Q, мВт</text:p>
          </table:table-cell>
          <table:table-cell office:value-type="string" calcext:value-type="string">
            <text:p>R, $\Omega$</text:p>
          </table:table-cell>
          <table:table-cell office:value-type="string" calcext:value-type="string">
            <text:p>60C</text:p>
          </table:table-cell>
        </table:table-row>
        <table:table-row table:style-name="ro1">
          <table:table-cell office:value-type="float" office:value="1.219" calcext:value-type="float">
            <text:p>1.219</text:p>
          </table:table-cell>
          <table:table-cell office:value-type="float" office:value="2.04" calcext:value-type="float">
            <text:p>2.04</text:p>
          </table:table-cell>
          <table:table-cell table:formula="of:=[.A2]*[.B2]/10000" office:value-type="float" office:value="0.000248676" calcext:value-type="float">
            <text:p>0.000248676</text:p>
          </table:table-cell>
          <table:table-cell table:formula="of:=10*[.B2]/[.A2]" office:value-type="float" office:value="16.7350287120591" calcext:value-type="float">
            <text:p>16.735028712059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01" calcext:value-type="float">
            <text:p>1.01</text:p>
          </table:table-cell>
          <table:table-cell table:formula="of:=[.F2]*[.G2]/10000" office:value-type="float" office:value="0.0000606" calcext:value-type="float">
            <text:p>6.06E-05</text:p>
          </table:table-cell>
          <table:table-cell table:formula="of:=10*[.G2]/[.F2]" office:value-type="float" office:value="16.8333333333333" calcext:value-type="float">
            <text:p>16.8333333333333</text:p>
          </table:table-cell>
          <table:table-cell/>
          <table:table-cell office:value-type="float" office:value="76.6" calcext:value-type="float">
            <text:p>76.6</text:p>
          </table:table-cell>
          <table:table-cell office:value-type="float" office:value="137" calcext:value-type="float">
            <text:p>137</text:p>
          </table:table-cell>
          <table:table-cell table:formula="of:=[.K2]*[.L2]/10000" office:value-type="float" office:value="1.04942" calcext:value-type="float">
            <text:p>1.04942</text:p>
          </table:table-cell>
          <table:table-cell table:formula="of:=10*[.L2]/[.K2]" office:value-type="float" office:value="17.8851174934726" calcext:value-type="float">
            <text:p>17.8851174934726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float" office:value="150" calcext:value-type="float">
            <text:p>150</text:p>
          </table:table-cell>
          <table:table-cell table:formula="of:=[.P2]*[.Q2]/10000" office:value-type="float" office:value="1.1475" calcext:value-type="float">
            <text:p>1.1475</text:p>
          </table:table-cell>
          <table:table-cell table:formula="of:=10*[.Q2]/[.P2]" office:value-type="float" office:value="19.6078431372549" calcext:value-type="float">
            <text:p>19.6078431372549</text:p>
          </table:table-cell>
          <table:table-cell/>
        </table:table-row>
        <table:table-row table:style-name="ro1">
          <table:table-cell office:value-type="float" office:value="162.62" calcext:value-type="float">
            <text:p>162.62</text:p>
          </table:table-cell>
          <table:table-cell office:value-type="float" office:value="273.4" calcext:value-type="float">
            <text:p>273.4</text:p>
          </table:table-cell>
          <table:table-cell table:formula="of:=[.A3]*[.B3]/10000" office:value-type="float" office:value="4.4460308" calcext:value-type="float">
            <text:p>4.4460308</text:p>
          </table:table-cell>
          <table:table-cell table:formula="of:=10*[.B3]/[.A3]" office:value-type="float" office:value="16.812200221375" calcext:value-type="float">
            <text:p>16.812200221375</text:p>
          </table:table-cell>
          <table:table-cell/>
          <table:table-cell office:value-type="float" office:value="15.59" calcext:value-type="float">
            <text:p>15.59</text:p>
          </table:table-cell>
          <table:table-cell office:value-type="float" office:value="26.88" calcext:value-type="float">
            <text:p>26.88</text:p>
          </table:table-cell>
          <table:table-cell table:formula="of:=[.F3]*[.G3]/10000" office:value-type="float" office:value="0.04190592" calcext:value-type="float">
            <text:p>0.04190592</text:p>
          </table:table-cell>
          <table:table-cell table:formula="of:=10*[.G3]/[.F3]" office:value-type="float" office:value="17.2418216805645" calcext:value-type="float">
            <text:p>17.2418216805645</text:p>
          </table:table-cell>
          <table:table-cell/>
          <table:table-cell office:value-type="float" office:value="350.3" calcext:value-type="float">
            <text:p>350.3</text:p>
          </table:table-cell>
          <table:table-cell office:value-type="float" office:value="670" calcext:value-type="float">
            <text:p>670</text:p>
          </table:table-cell>
          <table:table-cell table:formula="of:=[.K3]*[.L3]/10000" office:value-type="float" office:value="23.4701" calcext:value-type="float">
            <text:p>23.4701</text:p>
          </table:table-cell>
          <table:table-cell table:formula="of:=10*[.L3]/[.K3]" office:value-type="float" office:value="19.1264630316871" calcext:value-type="float">
            <text:p>19.1264630316871</text:p>
          </table:table-cell>
          <table:table-cell/>
          <table:table-cell office:value-type="float" office:value="343.5" calcext:value-type="float">
            <text:p>343.5</text:p>
          </table:table-cell>
          <table:table-cell office:value-type="float" office:value="763" calcext:value-type="float">
            <text:p>763</text:p>
          </table:table-cell>
          <table:table-cell table:formula="of:=[.P3]*[.Q3]/10000" office:value-type="float" office:value="26.20905" calcext:value-type="float">
            <text:p>26.20905</text:p>
          </table:table-cell>
          <table:table-cell table:formula="of:=10*[.Q3]/[.P3]" office:value-type="float" office:value="22.2125181950509" calcext:value-type="float">
            <text:p>22.2125181950509</text:p>
          </table:table-cell>
          <table:table-cell/>
        </table:table-row>
        <table:table-row table:style-name="ro1">
          <table:table-cell office:value-type="float" office:value="239.54" calcext:value-type="float">
            <text:p>239.54</text:p>
          </table:table-cell>
          <table:table-cell office:value-type="float" office:value="403.7" calcext:value-type="float">
            <text:p>403.7</text:p>
          </table:table-cell>
          <table:table-cell table:formula="of:=[.A4]*[.B4]/10000" office:value-type="float" office:value="9.6702298" calcext:value-type="float">
            <text:p>9.6702298</text:p>
          </table:table-cell>
          <table:table-cell table:formula="of:=10*[.B4]/[.A4]" office:value-type="float" office:value="16.8531351757535" calcext:value-type="float">
            <text:p>16.8531351757535</text:p>
          </table:table-cell>
          <table:table-cell/>
          <table:table-cell office:value-type="float" office:value="70.18" calcext:value-type="float">
            <text:p>70.18</text:p>
          </table:table-cell>
          <table:table-cell office:value-type="float" office:value="121.5" calcext:value-type="float">
            <text:p>121.5</text:p>
          </table:table-cell>
          <table:table-cell table:formula="of:=[.F4]*[.G4]/10000" office:value-type="float" office:value="0.852687" calcext:value-type="float">
            <text:p>0.852687</text:p>
          </table:table-cell>
          <table:table-cell table:formula="of:=10*[.G4]/[.F4]" office:value-type="float" office:value="17.3126246793958" calcext:value-type="float">
            <text:p>17.3126246793958</text:p>
          </table:table-cell>
          <table:table-cell/>
          <table:table-cell office:value-type="float" office:value="480.6" calcext:value-type="float">
            <text:p>480.6</text:p>
          </table:table-cell>
          <table:table-cell office:value-type="float" office:value="945" calcext:value-type="float">
            <text:p>945</text:p>
          </table:table-cell>
          <table:table-cell table:formula="of:=[.K4]*[.L4]/10000" office:value-type="float" office:value="45.4167" calcext:value-type="float">
            <text:p>45.4167</text:p>
          </table:table-cell>
          <table:table-cell table:formula="of:=10*[.L4]/[.K4]" office:value-type="float" office:value="19.6629213483146" calcext:value-type="float">
            <text:p>19.6629213483146</text:p>
          </table:table-cell>
          <table:table-cell/>
          <table:table-cell office:value-type="float" office:value="470.3" calcext:value-type="float">
            <text:p>470.3</text:p>
          </table:table-cell>
          <table:table-cell office:value-type="float" office:value="1032" calcext:value-type="float">
            <text:p>1032</text:p>
          </table:table-cell>
          <table:table-cell table:formula="of:=[.P4]*[.Q4]/10000" office:value-type="float" office:value="48.53496" calcext:value-type="float">
            <text:p>48.53496</text:p>
          </table:table-cell>
          <table:table-cell table:formula="of:=10*[.Q4]/[.P4]" office:value-type="float" office:value="21.9434403572188" calcext:value-type="float">
            <text:p>21.9434403572188</text:p>
          </table:table-cell>
          <table:table-cell/>
        </table:table-row>
        <table:table-row table:style-name="ro1">
          <table:table-cell office:value-type="float" office:value="339.95" calcext:value-type="float">
            <text:p>339.95</text:p>
          </table:table-cell>
          <table:table-cell office:value-type="float" office:value="575.42" calcext:value-type="float">
            <text:p>575.42</text:p>
          </table:table-cell>
          <table:table-cell table:formula="of:=[.A5]*[.B5]/10000" office:value-type="float" office:value="19.5614029" calcext:value-type="float">
            <text:p>19.5614029</text:p>
          </table:table-cell>
          <table:table-cell table:formula="of:=10*[.B5]/[.A5]" office:value-type="float" office:value="16.9266068539491" calcext:value-type="float">
            <text:p>16.9266068539491</text:p>
          </table:table-cell>
          <table:table-cell/>
          <table:table-cell office:value-type="float" office:value="286.35" calcext:value-type="float">
            <text:p>286.35</text:p>
          </table:table-cell>
          <table:table-cell office:value-type="float" office:value="504.7" calcext:value-type="float">
            <text:p>504.7</text:p>
          </table:table-cell>
          <table:table-cell table:formula="of:=[.F5]*[.G5]/10000" office:value-type="float" office:value="14.4520845" calcext:value-type="float">
            <text:p>14.4520845</text:p>
          </table:table-cell>
          <table:table-cell table:formula="of:=10*[.G5]/[.F5]" office:value-type="float" office:value="17.6252837436703" calcext:value-type="float">
            <text:p>17.6252837436703</text:p>
          </table:table-cell>
          <table:table-cell/>
          <table:table-cell office:value-type="float" office:value="577.5" calcext:value-type="float">
            <text:p>577.5</text:p>
          </table:table-cell>
          <table:table-cell office:value-type="float" office:value="1137" calcext:value-type="float">
            <text:p>1137</text:p>
          </table:table-cell>
          <table:table-cell table:formula="of:=[.K5]*[.L5]/10000" office:value-type="float" office:value="65.66175" calcext:value-type="float">
            <text:p>65.66175</text:p>
          </table:table-cell>
          <table:table-cell table:formula="of:=10*[.L5]/[.K5]" office:value-type="float" office:value="19.6883116883117" calcext:value-type="float">
            <text:p>19.6883116883117</text:p>
          </table:table-cell>
          <table:table-cell/>
          <table:table-cell office:value-type="float" office:value="566.4" calcext:value-type="float">
            <text:p>566.4</text:p>
          </table:table-cell>
          <table:table-cell office:value-type="float" office:value="1212.8" calcext:value-type="float">
            <text:p>1212.8</text:p>
          </table:table-cell>
          <table:table-cell table:formula="of:=[.P5]*[.Q5]/10000" office:value-type="float" office:value="68.692992" calcext:value-type="float">
            <text:p>68.692992</text:p>
          </table:table-cell>
          <table:table-cell table:formula="of:=10*[.Q5]/[.P5]" office:value-type="float" office:value="21.4124293785311" calcext:value-type="float">
            <text:p>21.4124293785311</text:p>
          </table:table-cell>
          <table:table-cell/>
        </table:table-row>
        <table:table-row table:style-name="ro1">
          <table:table-cell office:value-type="float" office:value="439.06" calcext:value-type="float">
            <text:p>439.06</text:p>
          </table:table-cell>
          <table:table-cell office:value-type="float" office:value="747.75" calcext:value-type="float">
            <text:p>747.75</text:p>
          </table:table-cell>
          <table:table-cell table:formula="of:=[.A6]*[.B6]/10000" office:value-type="float" office:value="32.8307115" calcext:value-type="float">
            <text:p>32.8307115</text:p>
          </table:table-cell>
          <table:table-cell table:formula="of:=10*[.B6]/[.A6]" office:value-type="float" office:value="17.0307019541748" calcext:value-type="float">
            <text:p>17.0307019541748</text:p>
          </table:table-cell>
          <table:table-cell/>
          <table:table-cell office:value-type="float" office:value="369.6" calcext:value-type="float">
            <text:p>369.6</text:p>
          </table:table-cell>
          <table:table-cell office:value-type="float" office:value="659.8" calcext:value-type="float">
            <text:p>659.8</text:p>
          </table:table-cell>
          <table:table-cell table:formula="of:=[.F6]*[.G6]/10000" office:value-type="float" office:value="24.386208" calcext:value-type="float">
            <text:p>24.386208</text:p>
          </table:table-cell>
          <table:table-cell table:formula="of:=10*[.G6]/[.F6]" office:value-type="float" office:value="17.8517316017316" calcext:value-type="float">
            <text:p>17.8517316017316</text:p>
          </table:table-cell>
          <table:table-cell/>
          <table:table-cell office:value-type="float" office:value="670.1" calcext:value-type="float">
            <text:p>670.1</text:p>
          </table:table-cell>
          <table:table-cell office:value-type="float" office:value="1281" calcext:value-type="float">
            <text:p>1281</text:p>
          </table:table-cell>
          <table:table-cell table:formula="of:=[.K6]*[.L6]/10000" office:value-type="float" office:value="85.83981" calcext:value-type="float">
            <text:p>85.83981</text:p>
          </table:table-cell>
          <table:table-cell table:formula="of:=10*[.L6]/[.K6]" office:value-type="float" office:value="19.1165497686912" calcext:value-type="float">
            <text:p>19.1165497686912</text:p>
          </table:table-cell>
          <table:table-cell/>
          <table:table-cell office:value-type="float" office:value="655.5" calcext:value-type="float">
            <text:p>655.5</text:p>
          </table:table-cell>
          <table:table-cell office:value-type="float" office:value="1358.5" calcext:value-type="float">
            <text:p>1358.5</text:p>
          </table:table-cell>
          <table:table-cell table:formula="of:=[.P6]*[.Q6]/10000" office:value-type="float" office:value="89.049675" calcext:value-type="float">
            <text:p>89.049675</text:p>
          </table:table-cell>
          <table:table-cell table:formula="of:=10*[.Q6]/[.P6]" office:value-type="float" office:value="20.7246376811594" calcext:value-type="float">
            <text:p>20.7246376811594</text:p>
          </table:table-cell>
          <table:table-cell/>
        </table:table-row>
        <table:table-row table:style-name="ro1">
          <table:table-cell office:value-type="float" office:value="559.52" calcext:value-type="float">
            <text:p>559.52</text:p>
          </table:table-cell>
          <table:table-cell office:value-type="float" office:value="960.82" calcext:value-type="float">
            <text:p>960.82</text:p>
          </table:table-cell>
          <table:table-cell table:formula="of:=[.A7]*[.B7]/10000" office:value-type="float" office:value="53.75980064" calcext:value-type="float">
            <text:p>53.75980064</text:p>
          </table:table-cell>
          <table:table-cell table:formula="of:=10*[.B7]/[.A7]" office:value-type="float" office:value="17.1722190448956" calcext:value-type="float">
            <text:p>17.1722190448956</text:p>
          </table:table-cell>
          <table:table-cell/>
          <table:table-cell office:value-type="float" office:value="423.25" calcext:value-type="float">
            <text:p>423.25</text:p>
          </table:table-cell>
          <table:table-cell office:value-type="float" office:value="760.9" calcext:value-type="float">
            <text:p>760.9</text:p>
          </table:table-cell>
          <table:table-cell table:formula="of:=[.F7]*[.G7]/10000" office:value-type="float" office:value="32.2050925" calcext:value-type="float">
            <text:p>32.2050925</text:p>
          </table:table-cell>
          <table:table-cell table:formula="of:=10*[.G7]/[.F7]" office:value-type="float" office:value="17.9775546367395" calcext:value-type="float">
            <text:p>17.9775546367395</text:p>
          </table:table-cell>
          <table:table-cell/>
          <table:table-cell office:value-type="float" office:value="749.4" calcext:value-type="float">
            <text:p>749.4</text:p>
          </table:table-cell>
          <table:table-cell office:value-type="float" office:value="1419" calcext:value-type="float">
            <text:p>1419</text:p>
          </table:table-cell>
          <table:table-cell table:formula="of:=[.K7]*[.L7]/10000" office:value-type="float" office:value="106.33986" calcext:value-type="float">
            <text:p>106.33986</text:p>
          </table:table-cell>
          <table:table-cell table:formula="of:=10*[.L7]/[.K7]" office:value-type="float" office:value="18.9351481184948" calcext:value-type="float">
            <text:p>18.9351481184948</text:p>
          </table:table-cell>
          <table:table-cell/>
          <table:table-cell office:value-type="float" office:value="736.7" calcext:value-type="float">
            <text:p>736.7</text:p>
          </table:table-cell>
          <table:table-cell office:value-type="float" office:value="1466" calcext:value-type="float">
            <text:p>1466</text:p>
          </table:table-cell>
          <table:table-cell table:formula="of:=[.P7]*[.Q7]/10000" office:value-type="float" office:value="108.00022" calcext:value-type="float">
            <text:p>108.00022</text:p>
          </table:table-cell>
          <table:table-cell table:formula="of:=10*[.Q7]/[.P7]" office:value-type="float" office:value="19.899552056468" calcext:value-type="float">
            <text:p>19.899552056468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159.3" calcext:value-type="float">
            <text:p>1159.3</text:p>
          </table:table-cell>
          <table:table-cell table:formula="of:=[.A8]*[.B8]/10000" office:value-type="float" office:value="77.55717" calcext:value-type="float">
            <text:p>77.55717</text:p>
          </table:table-cell>
          <table:table-cell table:formula="of:=10*[.B8]/[.A8]" office:value-type="float" office:value="17.3288490284006" calcext:value-type="float">
            <text:p>17.3288490284006</text:p>
          </table:table-cell>
          <table:table-cell/>
          <table:table-cell office:value-type="float" office:value="467.6" calcext:value-type="float">
            <text:p>467.6</text:p>
          </table:table-cell>
          <table:table-cell office:value-type="float" office:value="846" calcext:value-type="float">
            <text:p>846</text:p>
          </table:table-cell>
          <table:table-cell table:formula="of:=[.F8]*[.G8]/10000" office:value-type="float" office:value="39.55896" calcext:value-type="float">
            <text:p>39.55896</text:p>
          </table:table-cell>
          <table:table-cell table:formula="of:=10*[.G8]/[.F8]" office:value-type="float" office:value="18.0923866552609" calcext:value-type="float">
            <text:p>18.0923866552609</text:p>
          </table:table-cell>
          <table:table-cell table:number-columns-repeated="6"/>
          <table:table-cell office:value-type="float" office:value="11.2" calcext:value-type="float">
            <text:p>11.2</text:p>
          </table:table-cell>
          <table:table-cell office:value-type="float" office:value="21.5" calcext:value-type="float">
            <text:p>21.5</text:p>
          </table:table-cell>
          <table:table-cell table:formula="of:=[.P8]*[.Q8]/10000" office:value-type="float" office:value="0.02408" calcext:value-type="float">
            <text:p>0.02408</text:p>
          </table:table-cell>
          <table:table-cell table:formula="of:=10*[.Q8]/[.P8]" office:value-type="float" office:value="19.1964285714286" calcext:value-type="float">
            <text:p>19.1964285714286</text:p>
          </table:table-cell>
          <table:table-cell/>
        </table:table-row>
        <table:table-row table:style-name="ro1">
          <table:table-cell office:value-type="float" office:value="767.9" calcext:value-type="float">
            <text:p>767.9</text:p>
          </table:table-cell>
          <table:table-cell office:value-type="float" office:value="1346.7" calcext:value-type="float">
            <text:p>1346.7</text:p>
          </table:table-cell>
          <table:table-cell table:formula="of:=[.A9]*[.B9]/10000" office:value-type="float" office:value="103.413093" calcext:value-type="float">
            <text:p>103.413093</text:p>
          </table:table-cell>
          <table:table-cell table:formula="of:=10*[.B9]/[.A9]" office:value-type="float" office:value="17.5374397708035" calcext:value-type="float">
            <text:p>17.5374397708035</text:p>
          </table:table-cell>
          <table:table-cell/>
          <table:table-cell office:value-type="float" office:value="632.9" calcext:value-type="float">
            <text:p>632.9</text:p>
          </table:table-cell>
          <table:table-cell office:value-type="float" office:value="1170" calcext:value-type="float">
            <text:p>1170</text:p>
          </table:table-cell>
          <table:table-cell table:formula="of:=[.F9]*[.G9]/10000" office:value-type="float" office:value="74.0493" calcext:value-type="float">
            <text:p>74.0493</text:p>
          </table:table-cell>
          <table:table-cell table:formula="of:=10*[.G9]/[.F9]" office:value-type="float" office:value="18.4863327539896" calcext:value-type="float">
            <text:p>18.4863327539896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float" office:value="749.5" calcext:value-type="float">
            <text:p>749.5</text:p>
          </table:table-cell>
          <table:table-cell office:value-type="float" office:value="1389" calcext:value-type="float">
            <text:p>1389</text:p>
          </table:table-cell>
          <table:table-cell table:formula="of:=[.F10]*[.G10]/10000" office:value-type="float" office:value="104.10555" calcext:value-type="float">
            <text:p>104.10555</text:p>
          </table:table-cell>
          <table:table-cell table:formula="of:=10*[.G10]/[.F10]" office:value-type="float" office:value="18.5323549032688" calcext:value-type="float">
            <text:p>18.5323549032688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/00/0000</text:date>, <text:time style:data-style-name="N2" text:time-value="12:23:53.30445324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9:17:17.906009461</meta:creation-date>
    <dc:date>2022-02-20T17:16:54.876253356</dc:date>
    <meta:editing-duration>PT6H27M16S</meta:editing-duration>
    <meta:editing-cycles>8</meta:editing-cycles>
    <meta:generator>LibreOffice/6.4.7.2$Linux_X86_64 LibreOffice_project/40$Build-2</meta:generator>
    <meta:document-statistic meta:table-count="1" meta:cell-count="140" meta:object-count="0"/>
  </office:meta>
</office:document-meta>
</file>